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0236in" style:rel-width="90%" fo:margin-top="0.0396in" fo:margin-bottom="0.1965in" table:align="center" fo:keep-with-next="auto" style:may-break-between-rows="false"/>
    </style:style>
    <style:style style:name="Table1.A" style:family="table-column">
      <style:table-column-properties style:column-width="1.5715in" style:rel-column-width="2224*"/>
    </style:style>
    <style:style style:name="Table1.B" style:family="table-column">
      <style:table-column-properties style:column-width="4.4521in" style:rel-column-width="629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Caption">
      <style:text-properties officeooo:paragraph-rsid="000d2fe2"/>
    </style:style>
    <style:style style:name="P2" style:family="paragraph" style:parent-style-name="Table_20_Contents">
      <style:text-properties officeooo:paragraph-rsid="000d2fe2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2" fo:font-size="10pt" fo:font-style="normal" fo:text-shadow="none" style:text-underline-style="none" fo:font-weight="normal" officeooo:rsid="00d53a3f" officeooo:paragraph-rsid="000d2f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officeooo:paragraph-rsid="000d2fe2"/>
    </style:style>
    <style:style style:name="P5" style:family="paragraph" style:parent-style-name="Table_20_Heading">
      <style:text-properties officeooo:paragraph-rsid="000d2fe2"/>
    </style:style>
    <style:style style:name="P6" style:family="paragraph" style:parent-style-name="Text_20_body">
      <style:text-properties officeooo:paragraph-rsid="000d2fe2"/>
    </style:style>
    <style:style style:name="P7" style:family="paragraph" style:parent-style-name="Heading_20_2">
      <style:text-properties officeooo:paragraph-rsid="000d2fe2"/>
    </style:style>
    <style:style style:name="P8" style:family="paragraph" style:parent-style-name="Heading_20_2">
      <style:text-properties officeooo:rsid="0010e7ae" officeooo:paragraph-rsid="0010e7ae"/>
    </style:style>
    <style:style style:name="T1" style:family="text">
      <style:text-properties officeooo:rsid="0010e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bookmark-start text:name="__RefHeading___Toc7839_133652940"/><text:span text:style-name="T1">Heading1</text:span><text:bookmark-end text:name="__RefHeading___Toc7839_133652940"/></text:h>
      <text:p text:style-name="P6">The LibreOffice community not only develops software, but provides free, volunteer-based support. See Table <text:sequence-ref text:reference-format="value" text:ref-name="refTable0">1</text:sequence-ref> and this web page: <text:a xlink:type="simple" xlink:href="https://www.libreoffice.org/get-help/" text:style-name="Internet_20_link" text:visited-style-name="Visited_20_Internet_20_Link">https://www.libreoffice.org/get-help/</text:a>.</text:p>
      <text:p text:style-name="P6">For comprehensive online support from the community, look at mailing lists and the Ask LibreOffice website, <text:a xlink:type="simple" xlink:href="https://ask.libreoffice.org/en/questions/" text:style-name="Internet_20_link" text:visited-style-name="Visited_20_Internet_20_Link">https://ask.libreoffice.org/en/questions/</text:a>. Other websites run by users also offer free tips and tutorials.</text:p>
      <text:p text:style-name="P1">Table <text:sequence text:ref-name="refTable0" text:name="Table" text:formula="ooow:Table+1" style:num-format="1">1</text:sequence>: Free support for LibreOffice users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5">Free LibreOffice support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">FAQs</text:p>
          </table:table-cell>
          <table:table-cell table:style-name="Table1.A2" office:value-type="string">
            <text:p text:style-name="P2">Answers to frequently asked questions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</text:span></text:a></text:p>
          </table:table-cell>
        </table:table-row>
        <table:table-row table:style-name="Table1.1">
          <table:table-cell table:style-name="Table1.A3" office:value-type="string">
            <text:p text:style-name="P2">Mailing lists</text:p>
          </table:table-cell>
          <table:table-cell table:style-name="Table1.A3" office:value-type="string">
            <text:p text:style-name="P2">Free community support is provided by a network of experienced users<text:line-break/><text:a xlink:type="simple" xlink:href="https://www.libreoffice.org/get-help/mailing-lists/" text:style-name="Internet_20_link" text:visited-style-name="Visited_20_Internet_20_Link">https://www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3">Questions &amp; Answers and <text:line-break/>Knowledge Base</text:p>
          </table:table-cell>
          <table:table-cell table:style-name="Table1.A3" office:value-type="string">
            <text:p text:style-name="P4">Free community assistance is provided in a question &amp; answer format. Search similar topics or ask a new question in </text:p>
            <text:p text:style-name="P3"><text:a xlink:type="simple" xlink:href="https://ask.libreoffice.org/en/questions" text:style-name="Internet_20_link" text:visited-style-name="Visited_20_Internet_20_Link">https://ask.libreoffice.org/en/questions</text:a></text:p>
            <text:p text:style-name="P3">The service is available in several other languages; just replace /en/ with de, es, fr, ja, ko, nl, pt, tr, and many others in the web address above.</text:p>
          </table:table-cell>
        </table:table-row>
        <table:table-row table:style-name="Table1.1">
          <table:table-cell table:style-name="Table1.A5" office:value-type="string">
            <text:p text:style-name="P2">Native language support</text:p>
          </table:table-cell>
          <table:table-cell table:style-name="Table1.A5" office:value-type="string">
            <text:p text:style-name="P2">The LibreOffice website in various languages<text:line-break/><text:a xlink:type="simple" xlink:href="https://www.libreoffice.org/community/nlc/" text:style-name="Internet_20_link" text:visited-style-name="Visited_20_Internet_20_Link">https://www.libreoffice.org/community/nlc/</text:a></text:p>
            <text:p text:style-name="P2">Mailing lists for native languages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">Information about social networking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3" office:value-type="string">
            <text:p text:style-name="P2">Accessibility options</text:p>
          </table:table-cell>
          <table:table-cell table:style-name="Table1.A3" office:value-type="string">
            <text:p text:style-name="P2">Information about available accessibility options. <text:a xlink:type="simple" xlink:href="https://www.libreoffice.org/get-help/accessibility/" text:style-name="Internet_20_link" text:visited-style-name="Visited_20_Internet_20_Link">https://www.libreoffice.org/get-help/accessibility/</text:a></text:p>
          </table:table-cell>
        </table:table-row>
      </table:table>
      <text:h text:style-name="P8" text:outline-level="3"><text:bookmark-start text:name="__RefHeading___Toc7835_3166819843"/>Heading2<text:bookmark-end text:name="__RefHeading___Toc7835_3166819843"/></text:h>
      <text:p text:style-name="P6"><text:bookmark-start text:name="__RefHeading__11255_20753521641"/>You can also pay for support through service contracts from a vendor or consulting firm specializing in LibreOffice. For information about certified professional support, see The Document Foundation’s website: <text:a xlink:type="simple" xlink:href="https://www.documentfoundation.org/gethelp/support/" text:style-name="Internet_20_link" text:visited-style-name="Visited_20_Internet_20_Link">https://www.documentfoundation.org/gethelp/support/</text:a>.<text:bookmark-end text:name="__RefHeading__11255_20753521641"/></text:p>
      <text:p text:style-name="P6">For schools, educational and research institutions, and large organizations, see <text:a xlink:type="simple" xlink:href="https://www.libreoffice.org/download/libreoffice-in-business/" text:style-name="Internet_20_link" text:visited-style-name="Visited_20_Internet_20_Link">https://www.libreoffice.org/download/libreoffice-in-business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3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22:47:37.366063938</meta:creation-date>
    <dc:date>2022-09-18T23:56:27.954689459</dc:date>
    <meta:editing-duration>PT3M59S</meta:editing-duration>
    <meta:editing-cycles>3</meta:editing-cycles>
    <meta:generator>LibreOfficeDev/4.3.0.0.alpha1$Linux_X86_64 LibreOffice_project/8f97326bdd3f42fc82aa5e1989fd03b0af1daf64</meta:generator>
    <meta:document-statistic meta:table-count="1" meta:image-count="0" meta:object-count="0" meta:page-count="1" meta:paragraph-count="22" meta:word-count="206" meta:character-count="1848" meta:non-whitespace-character-count="1662"/>
  </office:meta>
</office:document-meta>
</file>